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1" table:number-rows-repeated="6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36])" office:value-type="float" office:value="122">
            <text:p>122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122">
            <text:p>122</text:p>
          </table:table-cell>
        </table:table-row>
        <table:table-row table:style-name="ro2">
          <table:table-cell table:formula="of:=[Pruebas.A2]" office:value-type="float" office:value="0">
            <text:p>0</text:p>
          </table:table-cell>
          <table:table-cell/>
        </table:table-row>
        <table:table-row table:style-name="ro2">
          <table:table-cell table:formula="of:=[Memoria.A2]" office:value-type="float" office:value="0">
            <text:p>0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270">
            <text:p>2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22/02/2012</text:date>, <text:time>18:58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2-22T18:58:41</dc:date>
    <meta:editing-duration>PT39M43S</meta:editing-duration>
    <meta:editing-cycles>57</meta:editing-cycles>
    <meta:generator>LibreOffice/3.4$Unix LibreOffice_project/340m1$Build-302</meta:generator>
    <meta:document-statistic meta:table-count="5" meta:cell-count="156" meta:object-count="0"/>
  </office:meta>
</office:document-meta>
</file>